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e019a"/>
    </style:style>
    <style:style style:name="P2" style:family="paragraph" style:parent-style-name="Standard">
      <style:text-properties officeooo:rsid="000e019a" officeooo:paragraph-rsid="000e019a"/>
    </style:style>
    <style:style style:name="P3" style:family="paragraph" style:parent-style-name="Standard">
      <style:text-properties officeooo:rsid="000e019a" officeooo:paragraph-rsid="000eafd4"/>
    </style:style>
    <style:style style:name="P4" style:family="paragraph" style:parent-style-name="Standard">
      <style:text-properties officeooo:rsid="000e019a" officeooo:paragraph-rsid="0010ce69"/>
    </style:style>
    <style:style style:name="P5" style:family="paragraph" style:parent-style-name="Standard">
      <style:text-properties officeooo:rsid="000f70ef" officeooo:paragraph-rsid="000f70ef"/>
    </style:style>
    <style:style style:name="P6" style:family="paragraph" style:parent-style-name="Standard">
      <style:text-properties officeooo:rsid="000eafd4" officeooo:paragraph-rsid="000eafd4"/>
    </style:style>
    <style:style style:name="T1" style:family="text">
      <style:text-properties officeooo:rsid="000e019a"/>
    </style:style>
    <style:style style:name="T2" style:family="text">
      <style:text-properties officeooo:rsid="000f70ef"/>
    </style:style>
    <style:style style:name="T3" style:family="text">
      <style:text-properties officeooo:rsid="0010ce6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kt Battleship Vision</text:p>
      <text:p text:style-name="P2"/>
      <text:p text:style-name="P4"><text:span text:style-name="T3">Einleitung</text:span></text:p>
      <text:p text:style-name="P2">------------------- </text:p>
      <text:p text:style-name="P2">Im <text:span text:style-name="T3">R</text:span>ahmen des Moduls "Projekt 1" wird das bekannte Spiel "Schiffeversenken (engl. Battleship)" implementiert. </text:p>
      <text:p text:style-name="P2">Ein genauer Spielbeschrieb findet sich auf Wikipedia.(1) </text:p>
      <text:p text:style-name="P4"><text:span text:style-name="T3">battle</text:span></text:p>
      <text:p text:style-name="P2"/>
      <text:p text:style-name="P2">Das vorliegende Dokument beschreibt die Anforderungen an das "Battleship" Spiel und dient weiter zur grundlegenden Definition der Systemarchitektur und der verwendeten Systemmodelle. </text:p>
      <text:p text:style-name="P2"/>
      <text:p text:style-name="P2">Das Projektteam besteht aus drei Personen, namentlich: Simon Krenger, Christian Meyer, Franziska Corradi. </text:p>
      <text:p text:style-name="P2"/>
      <text:p text:style-name="P2">Das Projekt soll <text:span text:style-name="T3">gemäss </text:span>UML umgesetzt werden. </text:p>
      <text:p text:style-name="P2"/>
      <text:p text:style-name="P2"/>
      <text:p text:style-name="P4">(1)http://de.wikipedia.org/wiki/Schiffe_versenken </text:p>
      <text:p text:style-name="P4"/>
      <text:p text:style-name="P1"><text:span text:style-name="T1">Systemspezifikation / </text:span><text:span text:style-name="T2">Architektur</text:span></text:p>
      <text:p text:style-name="P1"><text:span text:style-name="T1">-------------------- </text:span><text:span text:style-name="T2">---------------------</text:span></text:p>
      <text:p text:style-name="P2"/>
      <text:p text:style-name="P2">Das Projekt besteht hauptsächchli aus drei Teilen. Graphische Darstellung, Spiellogik und Datenkommunikation. </text:p>
      <text:p text:style-name="P2"/>
      <text:p text:style-name="P2">Als Programmiersprache kommt Java zum Einsatzt. Die Kommunikation soll direkt zwischen den Spielpartnern Stattfinden und daher ohne Server auskommen. </text:p>
      <text:p text:style-name="P2"/>
      <text:p text:style-name="P5">Der soll vorgängig bekannt sein und mittles vorhanden Informationen über das Netzwerk gefunden werden.</text:p>
      <text:p text:style-name="P2"/>
      <text:p text:style-name="P2"/>
      <text:p text:style-name="P2"/>
      <text:p text:style-name="P2">Requirements </text:p>
      <text:p text:style-name="P3">-------------------- </text:p>
      <text:p text:style-name="P3"/>
      <text:p text:style-name="P2">Non Funktional Requiremenst </text:p>
      <text:p text:style-name="P2"/>
      <text:p text:style-name="P2">Portabilität </text:p>
      <text:p text:style-name="P6">Das Spiel soll auf verschiedenen Betriebssystemen ausführbar sein.</text:p>
      <text:p text:style-name="P6"/>
      <text:p text:style-name="P2">Stabilität / Fehlertoleranz Netzwerk </text:p>
      <text:p text:style-name="P6">Das Spiel soll auf fehler im Netzwerk möglichst tolerant reagieren, um den Spielverlauf nicht zu unterbrechen. </text:p>
      <text:p text:style-name="P6">Spielfluss</text:p>
      <text:p text:style-name="P6">Relevant ist nicht die Netzwerkverzögerung, sondern, die Reaktion auf die eingaben des “lokalen” Spielers</text:p>
      <text:p text:style-name="P6"/>
      <text:p text:style-name="P2">Graphisch ansprechende Darstellung </text:p>
      <text:p text:style-name="P2"/>
      <text:p text:style-name="P6">Das Spiel soll graphisch ansprechen dargestellt werden</text:p>
      <text:p text:style-name="P6"><text:soft-page-break/>Die Spielfelder müssen so dargestellt werden, dass sie Gut sichtbar sin, und die Treffer und Fehlschüsse visuell problmlos voneinander unterscheidbar sind. </text:p>
      <text:p text:style-name="P2"/>
      <text:p text:style-name="P2"/>
      <text:p text:style-name="P2">Aufgabenstellung (gemäss liste) </text:p>
      <text:p text:style-name="P2"/>
      <text:p text:style-name="P2"/>
      <text:p text:style-name="P2">Functional Requirements </text:p>
      <text:p text:style-name="P2"/>
      <text:p text:style-name="P2">1. Darstellung Spielfelder </text:p>
      <text:p text:style-name="P2"><text:s text:c="3"/>Es sollen zwei Quadratische Spielfelder (10x10) angezeigt werden. Das eigene und das gegnerische. </text:p>
      <text:p text:style-name="P2"><text:tab/> </text:p>
      <text:p text:style-name="P2">2. Platzeren von Schiffen gemässe Vorgaben </text:p>
      <text:p text:style-name="P2"><text:s text:c="3"/>Auf dem eigenen Spielfeld müssen die Vorgegebenen Schiffe platzert, verschoben und gedreht werden <text:tab/> <text:s text:c="4"/>können. Die Platzierung muss den Regeln entsprechen. </text:p>
      <text:p text:style-name="P2"/>
      <text:p text:style-name="P2">3. Verbinden mit einem Gegenspieler </text:p>
      <text:p text:style-name="P2"><text:s text:c="3"/>Ein Gegenspieler muss über das Netzwerk gefunden werden können. </text:p>
      <text:p text:style-name="P2"/>
      <text:p text:style-name="P2">4. Durchführen des Spiles </text:p>
      <text:p text:style-name="P2"><text:s text:c="3"/>Es soll möglich sein, via Eingabe einen schuss auf das gegnerische Spielfeld abzugeben. Es findet eine <text:s/>Rückmeldung statt, ob ein schiff getroffen oder gar verenkt wurde. Treffer und Fehlschüsse werden Visuell differenziert auf dem Gegnerischen Spieufeld Angezegt. Die Schussabgaben des Gegners werden auf dem Eigenen SPielfeld angezeigt. Wenn eine partei alle gegnerischen schiffe verenkt hat, wird eine nachricht über den Sieg/Verlust angezeigt und das spiel ist beendet. </text:p>
      <text:p text:style-name="P2"><text:s text:c="2"/></text:p>
      <text:p text:style-name="P2"/>
      <text:p text:style-name="P2">Additional Features </text:p>
      <text:p text:style-name="P2">------------------- </text:p>
      <text:p text:style-name="P2"/>
      <text:p text:style-name="P2"/>
      <text:p text:style-name="P2">1. Zusätzliche Anzeigefeautures </text:p>
      <text:p text:style-name="P2"><text:s text:c="3"/>Eigenes und gegnerisches Schiffs Inventar </text:p>
      <text:p text:style-name="P2"><text:s text:c="3"/>Graphische Hilfestellung für nicht belegbare Felder auf dem Gegnerischen Spielfeld </text:p>
      <text:p text:style-name="P2"/>
      <text:p text:style-name="P2">2. Computer Gegner (AI)ge </text:p>
      <text:p text:style-name="P2"><text:s text:c="3"/>Solle kein Menschlicher Spieler verffügbar sein, kann das Spiel gegen einen "Programmierten" programmierten Gegner gespielt werden. </text:p>
      <text:p text:style-name="P2"><text:s text:c="3"/></text:p>
      <text:p text:style-name="P2"/>
      <text:p text:style-name="P2">3. Auto- Search Gegner im eigenen Netz </text:p>
      <text:p text:style-name="P2"><text:s text:c="3"/>Es soll eine Option zur verfügung gestellt werden, um im Eigenen Netzwerk nach verfügbaren <text:s/>gegnern zu <text:s text:c="2"/>suchen. </text:p>
      <text:p text:style-name="P2"/>
      <text:p text:style-name="P2"/>
      <text:p text:style-name="P2"/>
      <text:p text:style-name="P2">Optional Feautures </text:p>
      <text:p text:style-name="P2">--------------------- </text:p>
      <text:p text:style-name="P2">Features welche zu einem Späteren Zeitpunkt zusätzlich implementiert werden können. </text:p>
      <text:p text:style-name="P2"/>
      <text:p text:style-name="P6">- Spielmodi (verschiedene Implementierungen von Regeln)</text:p>
      <text:p text:style-name="P2"><text:soft-page-break/>- Chat Funktion </text:p>
      <text:p text:style-name="P2">- Visuelle Themas </text:p>
      <text:p text:style-name="P2">- Spiechern es Spielsatatus </text:p>
      <text:p text:style-name="P2">- High Score <text:s/>/ Hisotry </text:p>
      <text:p text:style-name="P2">- Eigene Schiffskompositionen </text:p>
      <text:p text:style-name="P2">- Speed Battleship (analog Speed chess) </text:p>
      <text:p text:style-name="P2">- 3D Vara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ueenzi </meta:initial-creator>
    <meta:creation-date>2013-09-20T15:33:59</meta:creation-date>
    <dc:date>2013-09-21T18:59:30</dc:date>
    <dc:creator>fueenzi </dc:creator>
    <meta:editing-duration>PT14M31S</meta:editing-duration>
    <meta:editing-cycles>4</meta:editing-cycles>
    <meta:generator>LibreOffice/4.0.2.2$Linux_X86_64 LibreOffice_project/400m0$Build-2</meta:generator>
    <meta:document-statistic meta:table-count="0" meta:image-count="0" meta:object-count="0" meta:page-count="3" meta:paragraph-count="60" meta:word-count="443" meta:character-count="3566" meta:non-whitespace-character-count="3093"/>
  </office:meta>
</office:document-meta>
</file>